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rsid="0010bf23" officeooo:paragraph-rsid="0010bf23"/>
    </style:style>
    <style:style style:name="P3" style:family="paragraph" style:parent-style-name="Text_20_body">
      <style:text-properties officeooo:rsid="00186e42" officeooo:paragraph-rsid="00186e42"/>
    </style:style>
    <style:style style:name="P4" style:family="paragraph" style:parent-style-name="Text_20_body">
      <style:text-properties officeooo:rsid="0018edf1" officeooo:paragraph-rsid="0018edf1"/>
    </style:style>
    <style:style style:name="P5" style:family="paragraph" style:parent-style-name="Text_20_body">
      <style:text-properties officeooo:rsid="001ba238" officeooo:paragraph-rsid="001ba238"/>
    </style:style>
    <style:style style:name="P6" style:family="paragraph" style:parent-style-name="Text_20_body">
      <style:text-properties officeooo:rsid="001e4004" officeooo:paragraph-rsid="002a1a6f"/>
    </style:style>
    <style:style style:name="P7" style:family="paragraph" style:parent-style-name="Text_20_body">
      <style:text-properties officeooo:rsid="001e4004" officeooo:paragraph-rsid="002a1a6f"/>
    </style:style>
    <style:style style:name="P8" style:family="paragraph" style:parent-style-name="Text_20_body">
      <style:text-properties officeooo:rsid="002c3364" officeooo:paragraph-rsid="002c3364"/>
    </style:style>
    <style:style style:name="T1" style:family="text">
      <style:text-properties officeooo:rsid="00129246"/>
    </style:style>
    <style:style style:name="T2" style:family="text">
      <style:text-properties officeooo:rsid="00195223"/>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text-underline-style="solid" style:text-underline-width="auto" style:text-underline-color="font-color" fo:font-weight="bold" officeooo:rsid="0018a76c" style:font-style-asian="normal" style:font-weight-asian="bold" style:font-style-complex="normal" style:font-weight-complex="bold"/>
    </style:style>
    <style:style style:name="T5" style:family="text">
      <style:text-properties officeooo:rsid="001e0152"/>
    </style:style>
    <style:style style:name="T6" style:family="text">
      <style:text-properties officeooo:rsid="001ecc8a"/>
    </style:style>
    <style:style style:name="T7" style:family="text">
      <style:text-properties officeooo:rsid="001f956e"/>
    </style:style>
    <style:style style:name="T8" style:family="text">
      <style:text-properties officeooo:rsid="00204da8"/>
    </style:style>
    <style:style style:name="T9" style:family="text">
      <style:text-properties officeooo:rsid="002086c2"/>
    </style:style>
    <style:style style:name="T10" style:family="text">
      <style:text-properties officeooo:rsid="002597d0"/>
    </style:style>
    <style:style style:name="T11" style:family="text">
      <style:text-properties officeooo:rsid="00261ecd"/>
    </style:style>
    <style:style style:name="T12" style:family="text">
      <style:text-properties officeooo:rsid="00285e42"/>
    </style:style>
    <style:style style:name="T13" style:family="text">
      <style:text-properties officeooo:rsid="002b8ed0"/>
    </style:style>
    <style:style style:name="T14" style:family="text">
      <style:text-properties officeooo:rsid="002df312"/>
    </style:style>
    <style:style style:name="T15" style:family="text">
      <style:text-properties officeooo:rsid="002ea2b5"/>
    </style:style>
    <style:style style:name="T16" style:family="text">
      <style:text-properties officeooo:rsid="003136c4"/>
    </style:style>
    <style:style style:name="T17" style:family="text">
      <style:text-properties officeooo:rsid="003259d2"/>
    </style:style>
    <style:style style:name="T18" style:family="text">
      <style:text-properties officeooo:rsid="0033517d"/>
    </style:style>
    <style:style style:name="T19" style:family="text">
      <style:text-properties officeooo:rsid="0034be2e"/>
    </style:style>
    <style:style style:name="T20" style:family="text">
      <style:text-properties officeooo:rsid="00359d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Structures</text:p>
      <text:p text:style-name="Subtitle">- <text:span text:style-name="T1">Big </text:span><text:span text:style-name="T11">O</text:span></text:p>
      <text:p text:style-name="P3">En los casos de que un algoritmo sea de tipo On significa que el consumo de recursos crecerá de manera lineal, es decir, el porcentaje en el que aumentemos el input de datos hará crecer en el mismo porcentaje el número de recursos utilizados por el algoritmo para procesar los mismos. <text:span text:style-name="T4">IMPORTANTE: Se trata de establecer cómo va a crecer, no cuánto es en casos específicos.</text:span></text:p>
      <text:p text:style-name="P4"><text:span text:style-name="T3">También se debe de tener en cuenta el peor caso posible para valorar la efectividad de un algoritmo</text:span>. Por ejemplo, si recorremos un string y queremos que esta iteración se detenga cuando <text:span text:style-name="T2">topemos con una letra específica (por ejemplo una ‘A’) debemos considerar que este algoritmo nos es LogN por ejemplo, si no On, ya que en el peor de los casos, la A puede aparecer al final del string, lo que hace que se convierta en un crecimiento de tipo lineal.</text:span></text:p>
      <text:p text:style-name="P5">También se debe tener en cuenta que los valores constantes en este caso no son importantes, son los valores variables que debemos tener en cuenta (en este caso el input que recibamos, es decir, N).</text:p>
      <text:p text:style-name="Subtitle">- <text:span text:style-name="T5">Arrays</text:span></text:p>
      <text:p text:style-name="P6">Un array es un espacio de memoria continuo <text:span text:style-name="T6">que tiene un cierto número de bytes. </text:span><text:span text:style-name="T7">Para el ordenador, esto forma parte todo del mismo número, </text:span><text:span text:style-name="T8">lo único que al acceder a una posición concreta para almacenar o borrar un valor </text:span><text:span text:style-name="T9">se dice qué parte ha de cambiar </text:span><text:span text:style-name="T10">y es entonces que el compilador lo interpreta como un valor concreto. </text:span></text:p>
      <text:p text:style-name="P6"><text:span text:style-name="T10">Obviamente, cuando alteramos el valor de un array, su notación en Big O siempre va a ser </text:span><text:span text:style-name="T11">O</text:span><text:span text:style-name="T10">1, o sea, constante, ya que no importa a qué posición accedamos, el input no va alterar el número de operaciones a realizar, simplemente </text:span><text:span text:style-name="T12">es una constante.</text:span></text:p>
      <text:p text:style-name="Subtitle">- <text:span text:style-name="T13">Búsqueda binaria</text:span></text:p>
      <text:p text:style-name="P8">Este método se puede aplicar cuando contamos con un <text:span text:style-name="T18">array</text:span> que se encuentra ordenado. <text:span text:style-name="T14">Se trata de buscar un valor por la mitad del array y ver si se encuentra presente en la mitad inferior o en la mitad superior. Una vez averiguamos qué mitad es, hacemos la mitad de la anterior mitad y así constantemente hasta que llegamos a el valor que queremos </text:span><text:span text:style-name="T16">(eso o nos damos cuenta de que ese valor no existe), </text:span><text:span text:style-name="T19">que será una sola cifra</text:span><text:span text:style-name="T14">. Esto es, en definitiva, una búsqueda de tipo logN, o </text:span><text:soft-page-break/><text:span text:style-name="T14">logarítmica, porque observamos </text:span><text:span text:style-name="T15">en cuántas partes iguales de base 2 podemos dividir un arrary de un número N de elementos </text:span><text:span text:style-name="T17">hasta que lleguemos a un solo número </text:span><text:span text:style-name="T20">(lo que viene a ser un logaritm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line-height="100%" fo:text-align="center" style:justify-single-word="false" style:page-number="auto" fo:keep-with-next="always"/>
      <style:text-properties fo:color="#2a6099" loext:opacity="100%" style:font-name="Liberation Sans" fo:font-family="'Liberation Sans'" style:font-family-generic="swiss" style:font-pitch="variable" fo:font-size="18pt" style:text-underline-style="solid" style:text-underline-width="auto" style:text-underline-color="#2a6099"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251cm" style:auto-text-indent="false" style:page-number="auto"/>
      <style:text-properties style:font-name="Calibri" fo:font-family="Calibri"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master-page-name="">
      <style:paragraph-properties fo:margin-top="0.106cm" fo:margin-bottom="0.212cm" style:contextual-spacing="false" fo:text-align="justify" style:justify-single-word="false" style:page-number="auto">
        <style:tab-stops/>
      </style:paragraph-properties>
      <style:text-properties fo:font-size="15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9T14:02:46.007000000</meta:creation-date>
    <dc:date>2023-11-11T19:31:20.883000000</dc:date>
    <meta:editing-duration>PT8H59M7S</meta:editing-duration>
    <meta:editing-cycles>39</meta:editing-cycles>
    <meta:generator>LibreOffice/7.6.2.1$Windows_X86_64 LibreOffice_project/56f7684011345957bbf33a7ee678afaf4d2ba333</meta:generator>
    <meta:document-statistic meta:table-count="0" meta:image-count="0" meta:object-count="0" meta:page-count="2" meta:paragraph-count="11" meta:word-count="421" meta:character-count="2304" meta:non-whitespace-character-count="1893"/>
  </office:meta>
</office:document-meta>
</file>